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99in"/>
    </style:style>
    <style:style style:name="co2" style:family="table-column">
      <style:table-column-properties fo:break-before="auto" style:column-width="4.3217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language-asian="zh" style:country-asian="CN" style:font-style-asian="normal" style:font-weight-asian="normal" style:font-name-complex="Droid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language-asian="zh" style:country-asian="CN" style:font-style-asian="normal" style:font-weight-asian="normal" style:font-name-complex="Droid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set1</text:p>
          </table:table-cell>
          <table:table-cell table:style-name="ce1" office:value-type="string" calcext:value-type="string">
            <text:p>set2</text:p>
          </table:table-cell>
          <table:table-cell office:value-type="string" calcext:value-type="string">
            <text:p>visualize</text:p>
          </table:table-cell>
          <table:table-cell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e level higher 1</text:p>
          </table:table-cell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70279</text:p>
          </table:table-cell>
          <table:table-cell table:formula="of:=COM.MICROSOFT.CONCAT(&quot;https://www.ebi.ac.uk/QuickGO/services/ontology/go/terms/&quot;; SUBSTITUTE([.B2]; &quot;;&quot;; &quot;,&quot;);&quot;,&quot;;SUBSTITUTE([.C2]; &quot;;&quot;; &quot;,&quot;); &quot;/chart?showKey=true&quot;)" office:value-type="string" office:string-value="https://www.ebi.ac.uk/QuickGO/services/ontology/go/terms/GO:0030170,GO:0070279/chart?showKey=true" calcext:value-type="string">
            <text:p>https://www.ebi.ac.uk/QuickGO/services/ontology/go/terms/GO:0030170,GO:0070279/chart?showKey=true</text:p>
          </table:table-cell>
          <table:table-cell office:value-type="string" calcext:value-type="string">
            <text:p>one level hig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e level higher 2</text:p>
          </table:table-cell>
          <table:table-cell table:style-name="ce1" office:value-type="string" calcext:value-type="string">
            <text:p>GO:0019842</text:p>
          </table:table-cell>
          <table:table-cell table:style-name="ce1" office:value-type="string" calcext:value-type="string">
            <text:p>GO:0036094</text:p>
          </table:table-cell>
          <table:table-cell table:formula="of:=COM.MICROSOFT.CONCAT(&quot;https://www.ebi.ac.uk/QuickGO/services/ontology/go/terms/&quot;; SUBSTITUTE([.B3]; &quot;;&quot;; &quot;,&quot;);&quot;,&quot;;SUBSTITUTE([.C3]; &quot;;&quot;; &quot;,&quot;); &quot;/chart?showKey=true&quot;)" office:value-type="string" office:string-value="https://www.ebi.ac.uk/QuickGO/services/ontology/go/terms/GO:0019842,GO:0036094/chart?showKey=true" calcext:value-type="string">
            <text:p>https://www.ebi.ac.uk/QuickGO/services/ontology/go/terms/GO:0019842,GO:0036094/chart?showKey=true</text:p>
          </table:table-cell>
          <table:table-cell office:value-type="string" calcext:value-type="string">
            <text:p>one level hig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e level higher 3</text:p>
          </table:table-cell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43168</text:p>
          </table:table-cell>
          <table:table-cell table:formula="of:=COM.MICROSOFT.CONCAT(&quot;https://www.ebi.ac.uk/QuickGO/services/ontology/go/terms/&quot;; SUBSTITUTE([.B4]; &quot;;&quot;; &quot;,&quot;);&quot;,&quot;;SUBSTITUTE([.C4]; &quot;;&quot;; &quot;,&quot;); &quot;/chart?showKey=true&quot;)" office:value-type="string" office:string-value="https://www.ebi.ac.uk/QuickGO/services/ontology/go/terms/GO:0030170,GO:0043168/chart?showKey=true" calcext:value-type="string">
            <text:p>https://www.ebi.ac.uk/QuickGO/services/ontology/go/terms/GO:0030170,GO:0043168/chart?showKey=true</text:p>
          </table:table-cell>
          <table:table-cell office:value-type="string" calcext:value-type="string">
            <text:p>one level hig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levels higher 1</text:p>
          </table:table-cell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43167</text:p>
          </table:table-cell>
          <table:table-cell table:formula="of:=COM.MICROSOFT.CONCAT(&quot;https://www.ebi.ac.uk/QuickGO/services/ontology/go/terms/&quot;; SUBSTITUTE([.B5]; &quot;;&quot;; &quot;,&quot;);&quot;,&quot;;SUBSTITUTE([.C5]; &quot;;&quot;; &quot;,&quot;); &quot;/chart?showKey=true&quot;)" office:value-type="string" office:string-value="https://www.ebi.ac.uk/QuickGO/services/ontology/go/terms/GO:0030170,GO:0043167/chart?showKey=true" calcext:value-type="string">
            <text:p>https://www.ebi.ac.uk/QuickGO/services/ontology/go/terms/GO:0030170,GO:0043167/chart?showKey=true</text:p>
          </table:table-cell>
          <table:table-cell office:value-type="string" calcext:value-type="string">
            <text:p>two levels hig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levels higher 2</text:p>
          </table:table-cell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36094</text:p>
          </table:table-cell>
          <table:table-cell table:formula="of:=COM.MICROSOFT.CONCAT(&quot;https://www.ebi.ac.uk/QuickGO/services/ontology/go/terms/&quot;; SUBSTITUTE([.B6]; &quot;;&quot;; &quot;,&quot;);&quot;,&quot;;SUBSTITUTE([.C6]; &quot;;&quot;; &quot;,&quot;); &quot;/chart?showKey=true&quot;)" office:value-type="string" office:string-value="https://www.ebi.ac.uk/QuickGO/services/ontology/go/terms/GO:0030170,GO:0036094/chart?showKey=true" calcext:value-type="string">
            <text:p>https://www.ebi.ac.uk/QuickGO/services/ontology/go/terms/GO:0030170,GO:0036094/chart?showKey=true</text:p>
          </table:table-cell>
          <table:table-cell office:value-type="string" calcext:value-type="string">
            <text:p>two levels hig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levels higher 3</text:p>
          </table:table-cell>
          <table:table-cell table:style-name="ce1" office:value-type="string" calcext:value-type="string">
            <text:p>GO:0070279</text:p>
          </table:table-cell>
          <table:table-cell table:style-name="ce1" office:value-type="string" calcext:value-type="string">
            <text:p>GO:0036094</text:p>
          </table:table-cell>
          <table:table-cell table:formula="of:=COM.MICROSOFT.CONCAT(&quot;https://www.ebi.ac.uk/QuickGO/services/ontology/go/terms/&quot;; SUBSTITUTE([.B7]; &quot;;&quot;; &quot;,&quot;);&quot;,&quot;;SUBSTITUTE([.C7]; &quot;;&quot;; &quot;,&quot;); &quot;/chart?showKey=true&quot;)" office:value-type="string" office:string-value="https://www.ebi.ac.uk/QuickGO/services/ontology/go/terms/GO:0070279,GO:0036094/chart?showKey=true" calcext:value-type="string">
            <text:p>https://www.ebi.ac.uk/QuickGO/services/ontology/go/terms/GO:0070279,GO:0036094/chart?showKey=true</text:p>
          </table:table-cell>
          <table:table-cell office:value-type="string" calcext:value-type="string">
            <text:p>two levels hig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r levels higher</text:p>
          </table:table-cell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03674</text:p>
          </table:table-cell>
          <table:table-cell table:formula="of:=COM.MICROSOFT.CONCAT(&quot;https://www.ebi.ac.uk/QuickGO/services/ontology/go/terms/&quot;; SUBSTITUTE([.B8]; &quot;;&quot;; &quot;,&quot;);&quot;,&quot;;SUBSTITUTE([.C8]; &quot;;&quot;; &quot;,&quot;); &quot;/chart?showKey=true&quot;)" office:value-type="string" office:string-value="https://www.ebi.ac.uk/QuickGO/services/ontology/go/terms/GO:0030170,GO:0003674/chart?showKey=true" calcext:value-type="string">
            <text:p>https://www.ebi.ac.uk/QuickGO/services/ontology/go/terms/GO:0030170,GO:0003674/chart?showKey=true</text:p>
          </table:table-cell>
          <table:table-cell office:value-type="string" calcext:value-type="string">
            <text:p>four levels hig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unrelated bindings (MF vs BP) 1</text:p>
          </table:table-cell>
          <table:table-cell table:style-name="ce1" office:value-type="string" calcext:value-type="string">
            <text:p>GO:0050662</text:p>
          </table:table-cell>
          <table:table-cell table:style-name="ce1" office:value-type="string" calcext:value-type="string">
            <text:p>GO:0001844</text:p>
          </table:table-cell>
          <table:table-cell table:formula="of:=COM.MICROSOFT.CONCAT(&quot;https://www.ebi.ac.uk/QuickGO/services/ontology/go/terms/&quot;; SUBSTITUTE([.B9]; &quot;;&quot;; &quot;,&quot;);&quot;,&quot;;SUBSTITUTE([.C9]; &quot;;&quot;; &quot;,&quot;); &quot;/chart?showKey=true&quot;)" office:value-type="string" office:string-value="https://www.ebi.ac.uk/QuickGO/services/ontology/go/terms/GO:0050662,GO:0001844/chart?showKey=true" calcext:value-type="string">
            <text:p>https://www.ebi.ac.uk/QuickGO/services/ontology/go/terms/GO:0050662,GO:0001844/chart?showKey=true</text:p>
          </table:table-cell>
          <table:table-cell office:value-type="string" calcext:value-type="string">
            <text:p>two unrelated bindings (MF vs BP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unrelated bindings (MF vs CC)</text:p>
          </table:table-cell>
          <table:table-cell table:style-name="ce1" office:value-type="string" calcext:value-type="string">
            <text:p>GO:1903876</text:p>
          </table:table-cell>
          <table:table-cell table:style-name="ce1" office:value-type="string" calcext:value-type="string">
            <text:p>GO:0097524</text:p>
          </table:table-cell>
          <table:table-cell table:formula="of:=COM.MICROSOFT.CONCAT(&quot;https://www.ebi.ac.uk/QuickGO/services/ontology/go/terms/&quot;; SUBSTITUTE([.B10]; &quot;;&quot;; &quot;,&quot;);&quot;,&quot;;SUBSTITUTE([.C10]; &quot;;&quot;; &quot;,&quot;); &quot;/chart?showKey=true&quot;)" office:value-type="string" office:string-value="https://www.ebi.ac.uk/QuickGO/services/ontology/go/terms/GO:1903876,GO:0097524/chart?showKey=true" calcext:value-type="string">
            <text:p>https://www.ebi.ac.uk/QuickGO/services/ontology/go/terms/GO:1903876,GO:0097524/chart?showKey=true</text:p>
          </table:table-cell>
          <table:table-cell office:value-type="string" calcext:value-type="string">
            <text:p>two unrelated bindings (MF vs CC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unrelated bindings (MF vs BP) 2</text:p>
          </table:table-cell>
          <table:table-cell table:style-name="ce1" office:value-type="string" calcext:value-type="string">
            <text:p>GO:1903876</text:p>
          </table:table-cell>
          <table:table-cell table:style-name="ce1" office:value-type="string" calcext:value-type="string">
            <text:p>GO:0048290</text:p>
          </table:table-cell>
          <table:table-cell table:formula="of:=COM.MICROSOFT.CONCAT(&quot;https://www.ebi.ac.uk/QuickGO/services/ontology/go/terms/&quot;; SUBSTITUTE([.B11]; &quot;;&quot;; &quot;,&quot;);&quot;,&quot;;SUBSTITUTE([.C11]; &quot;;&quot;; &quot;,&quot;); &quot;/chart?showKey=true&quot;)" office:value-type="string" office:string-value="https://www.ebi.ac.uk/QuickGO/services/ontology/go/terms/GO:1903876,GO:0048290/chart?showKey=true" calcext:value-type="string">
            <text:p>https://www.ebi.ac.uk/QuickGO/services/ontology/go/terms/GO:1903876,GO:0048290/chart?showKey=true</text:p>
          </table:table-cell>
          <table:table-cell office:value-type="string" calcext:value-type="string">
            <text:p>two unrelated bindings (MF vs BP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 level bindings (unrel) 1</text:p>
          </table:table-cell>
          <table:table-cell table:style-name="ce1" office:value-type="string" calcext:value-type="string">
            <text:p>GO:0043168;GO:0050662</text:p>
          </table:table-cell>
          <table:table-cell table:style-name="ce1" office:value-type="string" calcext:value-type="string">
            <text:p>GO:0050662;GO:0070279</text:p>
          </table:table-cell>
          <table:table-cell table:formula="of:=COM.MICROSOFT.CONCAT(&quot;https://www.ebi.ac.uk/QuickGO/services/ontology/go/terms/&quot;; SUBSTITUTE([.B12]; &quot;;&quot;; &quot;,&quot;);&quot;,&quot;;SUBSTITUTE([.C12]; &quot;;&quot;; &quot;,&quot;); &quot;/chart?showKey=true&quot;)" office:value-type="string" office:string-value="https://www.ebi.ac.uk/QuickGO/services/ontology/go/terms/GO:0043168,GO:0050662,GO:0050662,GO:0070279/chart?showKey=true" calcext:value-type="string">
            <text:p>https://www.ebi.ac.uk/QuickGO/services/ontology/go/terms/GO:0043168,GO:0050662,GO:0050662,GO:0070279/chart?showKey=true</text:p>
          </table:table-cell>
          <table:table-cell office:value-type="string" calcext:value-type="string">
            <text:p>same level bindings (unr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 level bindings (unrel) 2</text:p>
          </table:table-cell>
          <table:table-cell table:style-name="ce1" office:value-type="string" calcext:value-type="string">
            <text:p>GO:0048038;GO:0050662</text:p>
          </table:table-cell>
          <table:table-cell table:style-name="ce1" office:value-type="string" calcext:value-type="string">
            <text:p>GO:0043295;GO:0031419</text:p>
          </table:table-cell>
          <table:table-cell table:formula="of:=COM.MICROSOFT.CONCAT(&quot;https://www.ebi.ac.uk/QuickGO/services/ontology/go/terms/&quot;; SUBSTITUTE([.B13]; &quot;;&quot;; &quot;,&quot;);&quot;,&quot;;SUBSTITUTE([.C13]; &quot;;&quot;; &quot;,&quot;); &quot;/chart?showKey=true&quot;)" office:value-type="string" office:string-value="https://www.ebi.ac.uk/QuickGO/services/ontology/go/terms/GO:0048038,GO:0050662,GO:0043295,GO:0031419/chart?showKey=true" calcext:value-type="string">
            <text:p>https://www.ebi.ac.uk/QuickGO/services/ontology/go/terms/GO:0048038,GO:0050662,GO:0043295,GO:0031419/chart?showKey=true</text:p>
          </table:table-cell>
          <table:table-cell office:value-type="string" calcext:value-type="string">
            <text:p>same level bindings (unr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 level bindings (unrel) 3</text:p>
          </table:table-cell>
          <table:table-cell table:style-name="ce1" office:value-type="string" calcext:value-type="string">
            <text:p>GO:0001913;GO:0042267</text:p>
          </table:table-cell>
          <table:table-cell table:style-name="ce1" office:value-type="string" calcext:value-type="string">
            <text:p>GO:0070942;GO:0090634</text:p>
          </table:table-cell>
          <table:table-cell table:formula="of:=COM.MICROSOFT.CONCAT(&quot;https://www.ebi.ac.uk/QuickGO/services/ontology/go/terms/&quot;; SUBSTITUTE([.B14]; &quot;;&quot;; &quot;,&quot;);&quot;,&quot;;SUBSTITUTE([.C14]; &quot;;&quot;; &quot;,&quot;); &quot;/chart?showKey=true&quot;)" office:value-type="string" office:string-value="https://www.ebi.ac.uk/QuickGO/services/ontology/go/terms/GO:0001913,GO:0042267,GO:0070942,GO:0090634/chart?showKey=true" calcext:value-type="string">
            <text:p>https://www.ebi.ac.uk/QuickGO/services/ontology/go/terms/GO:0001913,GO:0042267,GO:0070942,GO:0090634/chart?showKey=true</text:p>
          </table:table-cell>
          <table:table-cell office:value-type="string" calcext:value-type="string">
            <text:p>same level bindings (unr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children of parent 1</text:p>
          </table:table-cell>
          <table:table-cell table:style-name="ce1" office:value-type="string" calcext:value-type="string">
            <text:p>GO:0005488</text:p>
          </table:table-cell>
          <table:table-cell table:style-name="ce1" office:value-type="string" calcext:value-type="string">
            <text:p>GO:0048037;GO:0036094</text:p>
          </table:table-cell>
          <table:table-cell table:formula="of:=COM.MICROSOFT.CONCAT(&quot;https://www.ebi.ac.uk/QuickGO/services/ontology/go/terms/&quot;; SUBSTITUTE([.B15]; &quot;;&quot;; &quot;,&quot;);&quot;,&quot;;SUBSTITUTE([.C15]; &quot;;&quot;; &quot;,&quot;); &quot;/chart?showKey=true&quot;)" office:value-type="string" office:string-value="https://www.ebi.ac.uk/QuickGO/services/ontology/go/terms/GO:0005488,GO:0048037,GO:0036094/chart?showKey=true" calcext:value-type="string">
            <text:p>https://www.ebi.ac.uk/QuickGO/services/ontology/go/terms/GO:0005488,GO:0048037,GO:0036094/chart?showKey=true</text:p>
          </table:table-cell>
          <table:table-cell office:value-type="string" calcext:value-type="string">
            <text:p>two children of pa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children of parent 2</text:p>
          </table:table-cell>
          <table:table-cell table:style-name="ce1" office:value-type="string" calcext:value-type="string">
            <text:p>GO:0098581</text:p>
          </table:table-cell>
          <table:table-cell table:style-name="ce1" office:value-type="string" calcext:value-type="string">
            <text:p>GO:0032490;GO:0098543</text:p>
          </table:table-cell>
          <table:table-cell table:formula="of:=COM.MICROSOFT.CONCAT(&quot;https://www.ebi.ac.uk/QuickGO/services/ontology/go/terms/&quot;; SUBSTITUTE([.B16]; &quot;;&quot;; &quot;,&quot;);&quot;,&quot;;SUBSTITUTE([.C16]; &quot;;&quot;; &quot;,&quot;); &quot;/chart?showKey=true&quot;)" office:value-type="string" office:string-value="https://www.ebi.ac.uk/QuickGO/services/ontology/go/terms/GO:0098581,GO:0032490,GO:0098543/chart?showKey=true" calcext:value-type="string">
            <text:p>https://www.ebi.ac.uk/QuickGO/services/ontology/go/terms/GO:0098581,GO:0032490,GO:0098543/chart?showKey=true</text:p>
          </table:table-cell>
          <table:table-cell office:value-type="string" calcext:value-type="string">
            <text:p>two children of pa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children of parent (BP)</text:p>
          </table:table-cell>
          <table:table-cell table:style-name="ce1" office:value-type="string" calcext:value-type="string">
            <text:p>GO:0050789</text:p>
          </table:table-cell>
          <table:table-cell table:style-name="ce1" office:value-type="string" calcext:value-type="string">
            <text:p>GO:0030155; GO:0031341</text:p>
          </table:table-cell>
          <table:table-cell table:formula="of:=COM.MICROSOFT.CONCAT(&quot;https://www.ebi.ac.uk/QuickGO/services/ontology/go/terms/&quot;; SUBSTITUTE([.B17]; &quot;;&quot;; &quot;,&quot;);&quot;,&quot;;SUBSTITUTE([.C17]; &quot;;&quot;; &quot;,&quot;); &quot;/chart?showKey=true&quot;)" office:value-type="string" office:string-value="https://www.ebi.ac.uk/QuickGO/services/ontology/go/terms/GO:0050789,GO:0030155, GO:0031341/chart?showKey=true" calcext:value-type="string">
            <text:p>https://www.ebi.ac.uk/QuickGO/services/ontology/go/terms/GO:0050789,GO:0030155, GO:0031341/chart?showKey=true</text:p>
          </table:table-cell>
          <table:table-cell office:value-type="string" calcext:value-type="string">
            <text:p>two children of parent (BP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children of binding VS two other children of binding</text:p>
          </table:table-cell>
          <table:table-cell table:style-name="ce1" office:value-type="string" calcext:value-type="string">
            <text:p>GO:0048037;GO:0036094</text:p>
          </table:table-cell>
          <table:table-cell table:style-name="ce1" office:value-type="string" calcext:value-type="string">
            <text:p>GO:1901363;GO:0097159</text:p>
          </table:table-cell>
          <table:table-cell table:formula="of:=COM.MICROSOFT.CONCAT(&quot;https://www.ebi.ac.uk/QuickGO/services/ontology/go/terms/&quot;; SUBSTITUTE([.B18]; &quot;;&quot;; &quot;,&quot;);&quot;,&quot;;SUBSTITUTE([.C18]; &quot;;&quot;; &quot;,&quot;); &quot;/chart?showKey=true&quot;)" office:value-type="string" office:string-value="https://www.ebi.ac.uk/QuickGO/services/ontology/go/terms/GO:0048037,GO:0036094,GO:1901363,GO:0097159/chart?showKey=true" calcext:value-type="string">
            <text:p>https://www.ebi.ac.uk/QuickGO/services/ontology/go/terms/GO:0048037,GO:0036094,GO:1901363,GO:0097159/chart?showKey=true</text:p>
          </table:table-cell>
          <table:table-cell office:value-type="string" calcext:value-type="string">
            <text:p>two children of binding, vs two other children of bi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wo children of biological process VS two other children of biological process</text:p>
          </table:table-cell>
          <table:table-cell table:style-name="ce1" office:value-type="string" calcext:value-type="string">
            <text:p>GO:0001906;GO:0009758</text:p>
          </table:table-cell>
          <table:table-cell table:style-name="ce1" office:value-type="string" calcext:value-type="string">
            <text:p>GO:0019740;GO:0098743</text:p>
          </table:table-cell>
          <table:table-cell table:formula="of:=COM.MICROSOFT.CONCAT(&quot;https://www.ebi.ac.uk/QuickGO/services/ontology/go/terms/&quot;; SUBSTITUTE([.B19]; &quot;;&quot;; &quot;,&quot;);&quot;,&quot;;SUBSTITUTE([.C19]; &quot;;&quot;; &quot;,&quot;); &quot;/chart?showKey=true&quot;)" office:value-type="string" office:string-value="https://www.ebi.ac.uk/QuickGO/services/ontology/go/terms/GO:0001906,GO:0009758,GO:0019740,GO:0098743/chart?showKey=true" calcext:value-type="string">
            <text:p>https://www.ebi.ac.uk/QuickGO/services/ontology/go/terms/GO:0001906,GO:0009758,GO:0019740,GO:0098743/chart?showKey=true</text:p>
          </table:table-cell>
          <table:table-cell office:value-type="string" calcext:value-type="string">
            <text:p>two children of biological process, vs two other children of biological 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e report; other not (BP)</text:p>
          </table:table-cell>
          <table:table-cell table:style-name="ce1" office:value-type="string" calcext:value-type="string">
            <text:p>GO:0051712</text:p>
          </table:table-cell>
          <table:table-cell table:style-name="ce2"/>
          <table:table-cell table:formula="of:=COM.MICROSOFT.CONCAT(&quot;https://www.ebi.ac.uk/QuickGO/services/ontology/go/terms/&quot;; SUBSTITUTE([.B20]; &quot;;&quot;; &quot;,&quot;);&quot;,&quot;;SUBSTITUTE([.C20]; &quot;;&quot;; &quot;,&quot;); &quot;/chart?showKey=true&quot;)" office:value-type="string" office:string-value="https://www.ebi.ac.uk/QuickGO/services/ontology/go/terms/GO:0051712,/chart?showKey=true" calcext:value-type="string">
            <text:p>https://www.ebi.ac.uk/QuickGO/services/ontology/go/terms/GO:0051712,/chart?showKey=true</text:p>
          </table:table-cell>
          <table:table-cell office:value-type="string" calcext:value-type="string">
            <text:p>one report, other not (BP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ort specific; vs specific + parents</text:p>
          </table:table-cell>
          <table:table-cell table:style-name="ce1" office:value-type="string" calcext:value-type="string">
            <text:p>GO:0097159</text:p>
          </table:table-cell>
          <table:table-cell table:style-name="ce1" office:value-type="string" calcext:value-type="string">
            <text:p>GO:0097159;GO:0005488;GO:0003674</text:p>
          </table:table-cell>
          <table:table-cell table:formula="of:=COM.MICROSOFT.CONCAT(&quot;https://www.ebi.ac.uk/QuickGO/services/ontology/go/terms/&quot;; SUBSTITUTE([.B21]; &quot;;&quot;; &quot;,&quot;);&quot;,&quot;;SUBSTITUTE([.C21]; &quot;;&quot;; &quot;,&quot;); &quot;/chart?showKey=true&quot;)" office:value-type="string" office:string-value="https://www.ebi.ac.uk/QuickGO/services/ontology/go/terms/GO:0097159,GO:0097159,GO:0005488,GO:0003674/chart?showKey=true" calcext:value-type="string">
            <text:p>https://www.ebi.ac.uk/QuickGO/services/ontology/go/terms/GO:0097159,GO:0097159,GO:0005488,GO:0003674/chart?showKey=true</text:p>
          </table:table-cell>
          <table:table-cell office:value-type="string" calcext:value-type="string">
            <text:p>report specific; vs specific + par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e report; other not</text:p>
          </table:table-cell>
          <table:table-cell table:style-name="ce1" office:value-type="string" calcext:value-type="string">
            <text:p>GO:0030170</text:p>
          </table:table-cell>
          <table:table-cell table:style-name="ce2"/>
          <table:table-cell table:formula="of:=COM.MICROSOFT.CONCAT(&quot;https://www.ebi.ac.uk/QuickGO/services/ontology/go/terms/&quot;; SUBSTITUTE([.B22]; &quot;;&quot;; &quot;,&quot;);&quot;,&quot;;SUBSTITUTE([.C22]; &quot;;&quot;; &quot;,&quot;); &quot;/chart?showKey=true&quot;)" office:value-type="string" office:string-value="https://www.ebi.ac.uk/QuickGO/services/ontology/go/terms/GO:0030170,/chart?showKey=true" calcext:value-type="string">
            <text:p>https://www.ebi.ac.uk/QuickGO/services/ontology/go/terms/GO:0030170,/chart?showKey=true</text:p>
          </table:table-cell>
          <table:table-cell office:value-type="string" calcext:value-type="string">
            <text:p>one report, other 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related (GTPase activity) vs binding (PPB) activity</text:p>
          </table:table-cell>
          <table:table-cell table:style-name="ce1" office:value-type="string" calcext:value-type="string">
            <text:p>GO:0030170</text:p>
          </table:table-cell>
          <table:table-cell table:style-name="ce1" office:value-type="string" calcext:value-type="string">
            <text:p>GO:0003924</text:p>
          </table:table-cell>
          <table:table-cell table:formula="of:=COM.MICROSOFT.CONCAT(&quot;https://www.ebi.ac.uk/QuickGO/services/ontology/go/terms/&quot;; SUBSTITUTE([.B23]; &quot;;&quot;; &quot;,&quot;);&quot;,&quot;;SUBSTITUTE([.C23]; &quot;;&quot;; &quot;,&quot;); &quot;/chart?showKey=true&quot;)" office:value-type="string" office:string-value="https://www.ebi.ac.uk/QuickGO/services/ontology/go/terms/GO:0030170,GO:0003924/chart?showKey=true" calcext:value-type="string">
            <text:p>https://www.ebi.ac.uk/QuickGO/services/ontology/go/terms/GO:0030170,GO:0003924/chart?showKey=true</text:p>
          </table:table-cell>
          <table:table-cell office:value-type="string" calcext:value-type="string">
            <text:p>unrelated (GTPase activity) vs binding (PPB) activity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6:22:20.003319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6-05T18:19:34</meta:creation-date>
    <dc:date>2020-02-19T18:36:13.111299978</dc:date>
    <meta:generator>LibreOffice/6.3.4.2.0$Linux_X86_64 LibreOffice_project/30$Build-2</meta:generator>
    <meta:editing-duration>PT2H22M22S</meta:editing-duration>
    <meta:editing-cycles>4</meta:editing-cycles>
    <meta:document-statistic meta:table-count="1" meta:cell-count="1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